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min-height="1.733cm" fo:min-width="1.483cm" fo:padding-top="0.134cm" fo:padding-bottom="0.134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8cm" fo:min-width="0.224cm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8cm" fo:min-width="0.226cm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8cm" fo:min-width="0.25cm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8cm" fo:min-width="0.205cm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false" fo:min-height="0.38cm" fo:min-width="0.28cm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8cm" fo:min-width="0.243cm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6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6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.001cm" svg:height="2.001cm" svg:x="9.692cm" svg:y="13.943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11.692cm" svg:y1="13.942cm" svg:x2="9.692cm" svg:y2="15.942cm">
            <text:p/>
          </draw:line>
          <draw:line draw:style-name="gr2" draw:text-style-name="P2" draw:layer="layout" svg:x1="9.692cm" svg:y1="13.942cm" svg:x2="11.692cm" svg:y2="15.942cm">
            <text:p/>
          </draw:line>
          <draw:line draw:style-name="gr2" draw:text-style-name="P3" draw:layer="layout" svg:x1="9.692cm" svg:y1="14.943cm" svg:x2="11.692cm" svg:y2="14.943cm">
            <text:p/>
          </draw:line>
          <draw:line draw:style-name="gr2" draw:text-style-name="P3" draw:layer="layout" svg:x1="10.692cm" svg:y1="13.942cm" svg:x2="10.692cm" svg:y2="15.942cm">
            <text:p/>
          </draw:line>
          <draw:frame draw:style-name="gr3" draw:text-style-name="P5" draw:layer="layout" svg:width="0.724cm" svg:height="0.63cm" svg:x="9.092cm" svg:y="13.444cm">
            <draw:text-box>
              <text:p text:style-name="P4"><text:span text:style-name="T1">A</text:span></text:p>
            </draw:text-box>
          </draw:frame>
          <draw:frame draw:style-name="gr3" draw:text-style-name="P5" draw:layer="layout" svg:width="0.724cm" svg:height="0.63cm" svg:x="11.553cm" svg:y="13.444cm">
            <draw:text-box>
              <text:p text:style-name="P4"><text:span text:style-name="T1">B</text:span></text:p>
            </draw:text-box>
          </draw:frame>
          <draw:frame draw:style-name="gr4" draw:text-style-name="P5" draw:layer="layout" svg:width="0.726cm" svg:height="0.63cm" svg:x="11.553cm" svg:y="15.844cm">
            <draw:text-box>
              <text:p text:style-name="P4"><text:span text:style-name="T1">C</text:span></text:p>
            </draw:text-box>
          </draw:frame>
          <draw:frame draw:style-name="gr5" draw:text-style-name="P5" draw:layer="layout" svg:width="0.75cm" svg:height="0.63cm" svg:x="9.092cm" svg:y="15.844cm">
            <draw:text-box>
              <text:p text:style-name="P4"><text:span text:style-name="T1">D</text:span></text:p>
            </draw:text-box>
          </draw:frame>
          <draw:frame draw:style-name="gr6" draw:text-style-name="P5" draw:layer="layout" svg:width="0.705cm" svg:height="0.63cm" svg:x="10.373cm" svg:y="13.444cm">
            <draw:text-box>
              <text:p text:style-name="P4"><text:span text:style-name="T1">E</text:span></text:p>
            </draw:text-box>
          </draw:frame>
          <draw:frame draw:style-name="gr7" draw:text-style-name="P5" draw:layer="layout" svg:width="0.683cm" svg:height="0.63cm" svg:x="11.553cm" svg:y="14.604cm">
            <draw:text-box>
              <text:p text:style-name="P4"><text:span text:style-name="T1">F</text:span></text:p>
            </draw:text-box>
          </draw:frame>
          <draw:frame draw:style-name="gr5" draw:text-style-name="P5" draw:layer="layout" svg:width="0.75cm" svg:height="0.63cm" svg:x="10.362cm" svg:y="15.844cm">
            <draw:text-box>
              <text:p text:style-name="P4"><text:span text:style-name="T1">G</text:span></text:p>
            </draw:text-box>
          </draw:frame>
          <draw:frame draw:style-name="gr8" draw:text-style-name="P5" draw:layer="layout" svg:width="0.743cm" svg:height="0.63cm" svg:x="9.092cm" svg:y="14.634cm">
            <draw:text-box>
              <text:p text:style-name="P4"><text:span text:style-name="T1">H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3T09:25:34.300276535</meta:creation-date>
    <dc:date>2018-03-13T09:27:07.005672830</dc:date>
    <meta:editing-duration>PT1M32S</meta:editing-duration>
    <meta:editing-cycles>1</meta:editing-cycles>
    <meta:document-statistic meta:object-count="14"/>
    <meta:generator>LibreOffice/6.0.0.3$MacOSX_X86_64 LibreOffice_project/64a0f66915f38c6217de274f0aa8e15618924765</meta:generator>
  </office:meta>
</office:document-meta>
</file>